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Specifications/Standards - Nov 23, 2009</text:p>
      <text:p text:style-name="Standard">Greg Baker</text:p>
      <text:p text:style-name="Standard">Robert Koeninger</text:p>
      <text:p text:style-name="Standard"/>
      <text:p text:style-name="Standard">Implement decryption of incoming voice data</text:p>
      <text:list xml:id="list654423337" text:style-name="L4">
        <text:list-item>
          <text:p text:style-name="P2">Programming Language</text:p>
          <text:list>
            <text:list-item>
              <text:p text:style-name="P2">C (ISO 1999 standard)</text:p>
            </text:list-item>
          </text:list>
        </text:list-item>
        <text:list-item>
          <text:p text:style-name="P2">Hardware</text:p>
          <text:list>
            <text:list-item>
              <text:p text:style-name="P2">Several Choices</text:p>
              <text:list>
                <text:list-item>
                  <text:p text:style-name="P2">Android Dev Phone 1 or Android Dev Phone 2</text:p>
                </text:list-item>
                <text:list-item>
                  <text:p text:style-name="P2">Motorola Droid</text:p>
                </text:list-item>
                <text:list-item>
                  <text:p text:style-name="P2">HTC Hero</text:p>
                </text:list-item>
                <text:list-item>
                  <text:p text:style-name="P2">HTC Magic</text:p>
                </text:list-item>
                <text:list-item>
                  <text:p text:style-name="P2">HTC Dream</text:p>
                </text:list-item>
              </text:list>
            </text:list-item>
            <text:list-item>
              <text:p text:style-name="P2">Android Dev Phone 2 is the likeliest option</text:p>
              <text:list>
                <text:list-item>
                  <text:p text:style-name="P2">ADP 2 allows for flashing hardware</text:p>
                </text:list-item>
                <text:list-item>
                  <text:p text:style-name="P2">modification of firmware</text:p>
                </text:list-item>
              </text:list>
            </text:list-item>
          </text:list>
        </text:list-item>
        <text:list-item>
          <text:p text:style-name="P2">Protocols</text:p>
          <text:list>
            <text:list-item>
              <text:p text:style-name="P2">TLS v. 1.2 for secure encryption of data</text:p>
            </text:list-item>
            <text:list-item>
              <text:p text:style-name="P2">CDMA2000/GSM EDGE for cell phone communication standard</text:p>
            </text:list-item>
          </text:list>
        </text:list-item>
        <text:list-item>
          <text:p text:style-name="P2">Tools</text:p>
          <text:list>
            <text:list-item>
              <text:p text:style-name="P2">Eclipse v. 3.5 Galileo as development environment</text:p>
            </text:list-item>
            <text:list-item>
              <text:p text:style-name="P2">Google Code project hosting for source control, documentation and project management</text:p>
            </text:list-item>
            <text:list-item>
              <text:p text:style-name="P2">Valgrind v. 3.5.0 for debugging and memory analysis</text:p>
            </text:list-item>
          </text:list>
        </text:list-item>
      </text:list>
      <text:p text:style-name="Standard"/>
      <text:p text:style-name="Standard">Implement encryption of voice data</text:p>
      <text:list xml:id="list2175960588" text:continue-numbering="true" text:style-name="L4">
        <text:list-item>
          <text:p text:style-name="P2">Programming Language</text:p>
          <text:list>
            <text:list-item>
              <text:p text:style-name="P2">C (ISO 1999 standard)</text:p>
            </text:list-item>
          </text:list>
        </text:list-item>
        <text:list-item>
          <text:p text:style-name="P2">Hardware</text:p>
          <text:list>
            <text:list-item>
              <text:p text:style-name="P2">Several Choices</text:p>
              <text:list>
                <text:list-item>
                  <text:p text:style-name="P2">Android Dev Phone 1 or Android Dev Phone 2</text:p>
                </text:list-item>
                <text:list-item>
                  <text:p text:style-name="P2">Motorola Droid</text:p>
                </text:list-item>
                <text:list-item>
                  <text:p text:style-name="P2">HTC Hero</text:p>
                </text:list-item>
                <text:list-item>
                  <text:p text:style-name="P2">HTC Magic</text:p>
                </text:list-item>
                <text:list-item>
                  <text:p text:style-name="P2">HTC Dream</text:p>
                </text:list-item>
              </text:list>
            </text:list-item>
            <text:list-item>
              <text:p text:style-name="P2">Android Dev Phone 2 is the likeliest option</text:p>
              <text:list>
                <text:list-item>
                  <text:p text:style-name="P2">ADP 2 allows for flashing hardware</text:p>
                </text:list-item>
                <text:list-item>
                  <text:p text:style-name="P2">modification of firmware</text:p>
                </text:list-item>
              </text:list>
            </text:list-item>
          </text:list>
        </text:list-item>
        <text:list-item>
          <text:p text:style-name="P2">Protocols</text:p>
          <text:list>
            <text:list-item>
              <text:p text:style-name="P2">TLS v. 1.2 for secure encryption of data</text:p>
            </text:list-item>
            <text:list-item>
              <text:p text:style-name="P2">CDMA2000/GSM EDGE for cell phone communication standard</text:p>
            </text:list-item>
          </text:list>
        </text:list-item>
        <text:list-item>
          <text:p text:style-name="P2">Tools</text:p>
          <text:list>
            <text:list-item>
              <text:p text:style-name="P2">Eclipse v. 3.5 Galileo as development environment</text:p>
            </text:list-item>
            <text:list-item>
              <text:p text:style-name="P2">Google Code project hosting for source control, documentation and project management</text:p>
            </text:list-item>
            <text:list-item>
              <text:p text:style-name="P2">Valgrind v. 3.5.0 for debugging and memory analysis</text:p>
            </text:list-item>
          </text:list>
        </text:list-item>
      </text:list>
      <text:p text:style-name="Standard"/>
      <text:p text:style-name="P3">Design and implement Settings UI</text:p>
      <text:list xml:id="list721160737" text:continue-numbering="true" text:style-name="L4">
        <text:list-item>
          <text:p text:style-name="P2">Hardware</text:p>
          <text:list>
            <text:list-item>
              <text:p text:style-name="P2">Several Choices</text:p>
              <text:list>
                <text:list-item>
                  <text:p text:style-name="P2">Android Dev Phone 1 or Android Dev Phone 2</text:p>
                </text:list-item>
                <text:list-item>
                  <text:p text:style-name="P2">Motorola Droid</text:p>
                </text:list-item>
                <text:list-item>
                  <text:p text:style-name="P2">HTC Hero</text:p>
                </text:list-item>
                <text:list-item>
                  <text:p text:style-name="P2">HTC Magic</text:p>
                </text:list-item>
                <text:list-item>
                  <text:p text:style-name="P2">HTC Dream</text:p>
                </text:list-item>
              </text:list>
            </text:list-item>
            <text:list-item>
              <text:p text:style-name="P2">Android Dev Phone 2 is the likeliest option</text:p>
              <text:list>
                <text:list-item>
                  <text:p text:style-name="P2">ADP 2 allows for flashing hardware</text:p>
                </text:list-item>
                <text:list-item>
                  <text:p text:style-name="P2">modification of firmware</text:p>
                </text:list-item>
              </text:list>
            </text:list-item>
          </text:list>
        </text:list-item>
      </text:list>
      <text:list xml:id="list1558903192" text:style-name="L2">
        <text:list-item>
          <text:p text:style-name="P1">Tools</text:p>
          <text:list>
            <text:list-item>
              <text:p text:style-name="P1">Android SDK v. 2.0 for phone application development</text:p>
            </text:list-item>
            <text:list-item>
              <text:p text:style-name="P1">Eclipse v. 3.5 Galileo as a development environment</text:p>
            </text:list-item>
            <text:list-item>
              <text:p text:style-name="P1">ADT v. 0.94 Eclipse Plugin for development environment integration</text:p>
            </text:list-item>
            <text:list-item>
              <text:p text:style-name="P1">Google Code project hosting for source control, documentation and project management</text:p>
            </text:list-item>
          </text:list>
        </text:list-item>
        <text:list-item>
          <text:p text:style-name="P1">Programming Languages</text:p>
          <text:list>
            <text:list-item>
              <text:p text:style-name="P1">Java v. 1.6.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1:17:30</meta:creation-date>
    <dc:date>2009-11-23T12:43:42</dc:date>
    <meta:editing-duration>PT00H55M50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2" meta:paragraph-count="61" meta:word-count="331" meta:character-count="1818"/>
  </office:meta>
</office:document-meta>
</file>